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7.251cm" fo:margin-left="0cm" fo:margin-right="-0.249cm" table:align="margins" style:writing-mode="lr-tb"/>
    </style:style>
    <style:style style:name="Tabella2.A" style:family="table-column">
      <style:table-column-properties style:column-width="3.383cm" style:rel-column-width="12852*"/>
    </style:style>
    <style:style style:name="Tabella2.B" style:family="table-column">
      <style:table-column-properties style:column-width="13.868cm" style:rel-column-width="52683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4" style:family="table">
      <style:table-properties style:width="17.302cm" fo:margin-left="-0.042cm" fo:margin-right="-0.258cm" table:align="margins" style:writing-mode="lr-tb"/>
    </style:style>
    <style:style style:name="Tabella4.A" style:family="table-column">
      <style:table-column-properties style:column-width="3.969cm" style:rel-column-width="15032*"/>
    </style:style>
    <style:style style:name="Tabella4.B" style:family="table-column">
      <style:table-column-properties style:column-width="13.333cm" style:rel-column-width="50503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ella4.B1" style:family="table-cell">
      <style:table-cell-properties style:vertical-align="top" fo:padding="0.097cm" fo:border="0.002cm solid #000000" style:writing-mode="lr-tb"/>
    </style:style>
    <style:style style:name="Tabella1" style:family="table">
      <style:table-properties style:width="17.013cm" fo:margin-left="0cm" fo:margin-right="-0.011cm" table:align="margins"/>
    </style:style>
    <style:style style:name="Tabella1.A" style:family="table-column">
      <style:table-column-properties style:column-width="9.419cm" style:rel-column-width="36283*"/>
    </style:style>
    <style:style style:name="Tabella1.B" style:family="table-column">
      <style:table-column-properties style:column-width="2.487cm" style:rel-column-width="9580*"/>
    </style:style>
    <style:style style:name="Tabella1.D" style:family="table-column">
      <style:table-column-properties style:column-width="2.619cm" style:rel-column-width="1009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.013cm" fo:margin-left="0cm" fo:margin-right="-0.011cm" table:align="margins"/>
    </style:style>
    <style:style style:name="Tabella3.A" style:family="table-column">
      <style:table-column-properties style:column-width="5.583cm" style:rel-column-width="21505*"/>
    </style:style>
    <style:style style:name="Tabella3.B" style:family="table-column">
      <style:table-column-properties style:column-width="11.43cm" style:rel-column-width="44030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7.002cm" table:align="margins" style:writing-mode="lr-tb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02cm" style:rel-column-width="32768*"/>
    </style:style>
    <style:style style:name="Tabella10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6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fo:background-color="#ffff00" style:font-size-asian="12pt" style:font-weight-asian="bold" style:font-name-complex="Times New Roman" style:font-size-complex="12pt"/>
    </style:style>
    <style:style style:name="P9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0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1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fo:background-color="#ffff00" style:font-size-asian="12pt" style:font-weight-asian="bold" style:font-name-complex="Times New Roman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style:font-size-asian="11pt" style:font-weight-asian="normal" style:font-name-complex="Times New Roman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0" style:family="paragraph" style:parent-style-name="Standard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fo:background-color="transparent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fo:background-color="transparent" style:font-size-asian="12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fo:background-color="transparent" style:font-size-asian="12pt" style:language-asian="zxx" style:country-asian="none" style:font-style-asian="normal" style:font-weight-asian="bold" style:font-name-complex="Times New Roman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9900ff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9900ff" style:font-name="Times New Roman" fo:font-size="12pt" fo:language="it" fo:country="IT" fo:font-style="normal" style:text-underline-style="none" fo:font-weight="bold" fo:background-color="transparent" style:font-size-asian="12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33" style:family="paragraph" style:parent-style-name="Standard">
      <style:paragraph-properties fo:text-align="justify" style:justify-single-word="false" fo:padding="0cm" fo:border-left="none" fo:border-right="none" fo:border-top="0.018cm solid #000000" fo:border-bottom="none" style:shadow="non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34" style:family="paragraph" style:parent-style-name="Standard">
      <style:paragraph-properties fo:margin-left="0.291cm" fo:margin-right="0.106cm" fo:margin-top="0cm" fo:margin-bottom="0.15cm" style:line-height-at-least="0.423cm" fo:text-align="justify" style:justify-single-word="false" fo:orphans="0" fo:widows="0" fo:text-indent="-0.265cm" style:auto-text-indent="false" fo:background-color="transparent">
        <style:tab-stops>
          <style:tab-stop style:position="0.834cm"/>
        </style:tab-stops>
        <style:background-image/>
      </style:paragraph-properties>
      <style:text-properties style:use-window-font-color="true" fo:font-size="10.5pt" fo:language="it" fo:country="IT" fo:font-weight="bold" fo:background-color="transparent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Times New Roman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39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5pt" fo:language="it" fo:country="IT" fo:font-weight="bold" style:font-size-asian="15pt" style:font-weight-asian="bold" style:font-name-complex="Times New Roman" style:font-size-complex="15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5pt" fo:language="it" fo:country="IT" fo:font-weight="bold" style:font-size-asian="15pt" style:font-weight-asian="bold" style:font-name-complex="Times New Roman" style:font-size-complex="15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solid" style:text-underline-width="auto" style:text-underline-color="font-color" fo:font-weight="bold" fo:background-color="#ffff00" style:font-size-asian="12pt" style:language-asian="zxx" style:country-asian="none" style:font-style-asian="normal" style:font-weight-asian="bold" style:font-name-complex="Times New Roman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 fo:padding="0cm" fo:border-left="none" fo:border-right="none" fo:border-top="0.018cm solid #000000" fo:border-bottom="none" style:shadow="non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47" style:family="paragraph" style:parent-style-name="Standard">
      <style:paragraph-properties fo:text-align="justify" style:justify-single-word="false" fo:padding="0cm" fo:border-left="none" fo:border-right="none" fo:border-top="0.018cm solid #000000" fo:border-bottom="none" style:shadow="non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 fo:padding="0cm" fo:border-left="none" fo:border-right="none" fo:border-top="0.018cm solid #000000" fo:border-bottom="none" style:shadow="none"/>
      <style:text-properties style:use-window-font-color="true" style:font-name="Times New Roman" fo:font-size="12pt" fo:language="it" fo:country="IT" fo:font-style="normal" style:text-underline-style="none" fo:font-weight="bold" fo:background-color="transparent" style:font-size-asian="12pt" style:language-asian="zxx" style:country-asian="none" style:font-style-asian="normal" style:font-weight-asian="bold" style:font-name-complex="Times New Roman" style:font-size-complex="12pt" style:font-style-complex="normal" style:font-weight-complex="bold"/>
    </style:style>
    <style:style style:name="P4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background-color="transparent" style:font-size-asian="11pt" style:font-size-complex="11pt"/>
    </style:style>
    <style:style style:name="T5" style:family="text">
      <style:text-properties fo:font-size="11pt" fo:background-color="#ffff00" style:font-size-asian="11pt" style:font-size-complex="11pt"/>
    </style:style>
    <style:style style:name="T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language="it" fo:country="IT" style:text-underline-style="none" fo:font-weight="bold" style:font-weight-asian="bold" style:font-name-complex="Times New Roman"/>
    </style:style>
    <style:style style:name="T9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0" style:family="text">
      <style:text-properties fo:language="it" fo:country="IT" fo:font-weight="bold" style:font-weight-asian="bold" style:font-name-complex="Times New Roman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use-window-font-color="true" fo:font-style="normal" style:language-asian="zxx" style:country-asian="none" style:font-style-asian="normal" style:font-style-complex="normal" style:font-weight-complex="normal"/>
    </style:style>
    <style:style style:name="T13" style:family="text">
      <style:text-properties style:use-window-font-color="true" fo:font-style="normal" style:language-asian="zxx" style:country-asian="none" style:font-style-asian="normal" style:font-size-complex="11pt" style:font-style-complex="normal" style:font-weight-complex="normal"/>
    </style:style>
    <style:style style:name="T14" style:family="text">
      <style:text-properties style:use-window-font-color="true" fo:font-style="normal" fo:background-color="transparent" style:language-asian="zxx" style:country-asian="none" style:font-style-asian="normal" style:font-size-complex="11pt" style:font-style-complex="normal" style:font-weight-complex="normal"/>
    </style:style>
    <style:style style:name="T15" style:family="text">
      <style:text-properties style:font-name="Times New Roman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T16" style:family="text">
      <style:text-properties style:font-name="Times New Roman" fo:font-size="11pt" fo:font-style="italic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7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style:font-name="Times New Roman" style:text-underline-style="none"/>
    </style:style>
    <style:style style:name="T19" style:family="text">
      <style:text-properties style:font-name="Times New Roman" style:text-underline-style="none" fo:font-weight="normal" style:font-weight-asian="normal" style:font-weight-complex="normal"/>
    </style:style>
    <style:style style:name="T20" style:family="text">
      <style:text-properties style:font-name="Times New Roman" style:text-underline-style="none" style:font-weight-complex="bold"/>
    </style:style>
    <style:style style:name="T21" style:family="text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" form:id="control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5" form:id="control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6" form:id="control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7" form:id="control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8" form:id="control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9" form:id="control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0" form:id="control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1" form:id="control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2" form:id="control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3" form:id="control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4" form:id="control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5" form:id="control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6" form:id="control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7" form:id="control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8" form:id="control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9" form:id="control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0" form:id="control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1" form:id="control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ETTORE PIANIFICAZIONE TERRITORIALE</text:p>
      <text:p text:style-name="P40">Servizio Edilizia Privata</text:p>
      <text:p text:style-name="P17">RELAZIONE VERIFICA SCA ESTRATTA</text:p>
      <text:p text:style-name="P17"/>
      <text:p text:style-name="P16"><text:span text:style-name="T6">DATA di presentazione</text:span><text:span text:style-name="T7">: </text:span><text:span text:style-name="T10">[data_presentazione]</text:span><text:span text:style-name="T7"> <text:s/><text:tab/></text:span><text:span text:style-name="T6">PROTOCOLLO n°</text:span><text:span text:style-name="T7">:</text:span><text:span text:style-name="T10"> [protocollo] </text:span><text:span text:style-name="T7">del </text:span><text:span text:style-name="T10">[data_protocollo]</text:span></text:p>
      <text:p text:style-name="P5"/>
      <text:p text:style-name="P16"><text:span text:style-name="T6">RICHIEDENTE:</text:span><text:span text:style-name="T8"><text:tab/></text:span><text:span text:style-name="T9">[richiedenti.nominativo;block=tbs:p] in qualità di [richiedenti.titolo]</text:span></text:p>
      <text:p text:style-name="P14">della [richiedenti.ragsoc]</text:p>
      <text:p text:style-name="P5"/>
      <text:p text:style-name="P7">PROGETTISTA:<text:span text:style-name="T11"> </text:span><text:span text:style-name="T18"><text:tab/></text:span><text:span text:style-name="Car._20_predefinito_20_paragrafo"><text:span text:style-name="T20">[soggetti.nominativo]</text:span></text:span></text:p>
      <text:p text:style-name="P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6">INTERVENTO:</text:p>
          </table:table-cell>
          <table:table-cell table:style-name="Tabella2.B1" office:value-type="string">
            <text:p text:style-name="P9">[oggetto] presso l’immobile sito in Savona, [ubicazione].</text:p>
            <text:p text:style-name="P9"/>
          </table:table-cell>
        </table:table-row>
      </table:table>
      <text:p text:style-name="P6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5">TIPO</text:p>
          </table:table-cell>
          <table:table-cell table:style-name="Tabella4.B1" office:value-type="string">
            <text:p text:style-name="P34"><text:s/><text:span text:style-name="T15"><draw:control text:anchor-type="as-char" draw:z-index="11" draw:style-name="gr1" draw:text-style-name="P49" svg:width="0.553cm" svg:height="0.458cm" draw:control="control12"/></text:span><text:span text:style-name="T15"><text:tab/></text:span><text:span text:style-name="T16">SCA</text:span></text:p>
            <text:p text:style-name="P34"><text:span text:style-name="T16"><text:s/></text:span><text:span text:style-name="T16"><draw:control text:anchor-type="as-char" draw:z-index="12" draw:style-name="gr1" draw:text-style-name="P49" svg:width="0.553cm" svg:height="0.458cm" draw:control="control13"/></text:span><text:span text:style-name="T16"> <text:s text:c="3"/>SCA PARZIALE (unità)</text:span></text:p>
          </table:table-cell>
        </table:table-row>
      </table:table>
      <text:p text:style-name="P6"/>
      <text:p text:style-name="P8"><text:s/>Riferimento<text:span text:style-name="T12"> pratica: <text:s/>(inserire come campo)</text:span></text:p>
      <text:p text:style-name="P42"/>
      <text:p text:style-name="P31">PARTE PRIMA – VERIFICA INIZIALE</text:p>
      <text:p text:style-name="P11">FIRME DIGITALI E PROCURE</text:p>
      <text:p text:style-name="P19"><draw:control text:anchor-type="as-char" draw:z-index="7" draw:style-name="gr1" draw:text-style-name="P49" svg:width="0.553cm" svg:height="0.458cm" draw:control="control8"/><text:tab/>Tutti gli elaborati progettuali sono firmati digitalmente dal professionista</text:p>
      <text:p text:style-name="P19"><draw:control text:anchor-type="as-char" draw:z-index="6" draw:style-name="gr1" draw:text-style-name="P49" svg:width="0.553cm" svg:height="0.458cm" draw:control="control7"/><text:tab/>Le procure dei vari soggetti sono corrette e complete</text:p>
      <text:p text:style-name="P10"/>
      <text:p text:style-name="P10">ASSEVERAZIONI DEL PROGETTISTA</text:p>
      <text:p text:style-name="P19"><draw:control text:anchor-type="as-char" draw:z-index="4" draw:style-name="gr1" draw:text-style-name="P49" svg:width="0.553cm" svg:height="0.458cm" draw:control="control5"/><text:tab/>E' presente la relazione asseverata del progettista redatta secondo la modulistica vigente</text:p>
      <text:p text:style-name="P19"><draw:control text:anchor-type="as-char" draw:z-index="5" draw:style-name="gr1" draw:text-style-name="P49" svg:width="0.553cm" svg:height="0.458cm" draw:control="control6"/><text:tab/>La relazione asseverata è completa e correttamente compilata in ogni sua parte</text:p>
      <text:p text:style-name="P19"/>
      <text:p text:style-name="P11">DIRITTI DI SEGRETERIA</text:p>
      <text:p text:style-name="P19"><draw:control text:anchor-type="as-char" draw:z-index="8" draw:style-name="gr1" draw:text-style-name="P49" svg:width="0.553cm" svg:height="0.458cm" draw:control="control9"/><text:tab/>Verificato pagamento dei diritti di segreteria</text:p>
      <text:p text:style-name="P20"/>
      <text:p text:style-name="P27">CONTENUTI: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row>
          <table:table-cell table:style-name="Tabella1.A1" office:value-type="string">
            <text:list xml:id="list3169577967693159620" text:style-name="L1">
              <text:list-header>
                <text:p text:style-name="P44"/>
              </text:list-header>
            </text:list>
          </table:table-cell>
          <table:table-cell table:style-name="Tabella1.A1" office:value-type="string">
            <text:p text:style-name="P21">Documentazione presente e completa (*)</text:p>
          </table:table-cell>
          <table:table-cell table:style-name="Tabella1.A1" office:value-type="string">
            <text:p text:style-name="P36">Documentazione non non richiesta in relazione all'intervento attuato</text:p>
          </table:table-cell>
          <table:table-cell table:style-name="Tabella1.D1" office:value-type="string">
            <text:p text:style-name="P36">Documentazione carente/ non presente</text:p>
          </table:table-cell>
        </table:table-row>
        <table:table-row>
          <table:table-cell table:style-name="Tabella1.A2" office:value-type="string">
            <text:list xml:id="list36770639" text:continue-numbering="true" text:style-name="L1">
              <text:list-item>
                <text:p text:style-name="P44">SICUREZZA DEGLI IMPIANTI 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13" draw:style-name="gr1" draw:text-style-name="P49" svg:width="0.553cm" svg:height="0.458cm" draw:control="control14"/><text:tab/></text:p>
          </table:table-cell>
          <table:table-cell table:style-name="Tabella1.A2" office:value-type="string">
            <text:p text:style-name="P22"><draw:control text:anchor-type="as-char" draw:z-index="21" draw:style-name="gr1" draw:text-style-name="P49" svg:width="0.553cm" svg:height="0.458cm" draw:control="control22"/><text:tab/></text:p>
          </table:table-cell>
          <table:table-cell table:style-name="Tabella1.D2" office:value-type="string">
            <text:p text:style-name="P22"><draw:control text:anchor-type="as-char" draw:z-index="22" draw:style-name="gr1" draw:text-style-name="P49" svg:width="0.553cm" svg:height="0.458cm" draw:control="control23"/><text:tab/></text:p>
          </table:table-cell>
        </table:table-row>
        <table:table-row>
          <table:table-cell table:style-name="Tabella1.A2" office:value-type="string">
            <text:list xml:id="list36772302" text:continue-numbering="true" text:style-name="L1">
              <text:list-item>
                <text:p text:style-name="P44">SICUREZZA STATICA E SISMICA 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14" draw:style-name="gr1" draw:text-style-name="P49" svg:width="0.553cm" svg:height="0.458cm" draw:control="control15"/><text:tab/></text:p>
          </table:table-cell>
          <table:table-cell table:style-name="Tabella1.A2" office:value-type="string">
            <text:p text:style-name="P22"><draw:control text:anchor-type="as-char" draw:z-index="23" draw:style-name="gr1" draw:text-style-name="P49" svg:width="0.553cm" svg:height="0.458cm" draw:control="control24"/><text:tab/></text:p>
          </table:table-cell>
          <table:table-cell table:style-name="Tabella1.D2" office:value-type="string">
            <text:p text:style-name="P22"><draw:control text:anchor-type="as-char" draw:z-index="24" draw:style-name="gr1" draw:text-style-name="P49" svg:width="0.553cm" svg:height="0.458cm" draw:control="control25"/><text:tab/></text:p>
          </table:table-cell>
        </table:table-row>
        <table:table-row>
          <table:table-cell table:style-name="Tabella1.A2" office:value-type="string">
            <text:list xml:id="list36779294" text:continue-numbering="true" text:style-name="L1">
              <text:list-item>
                <text:p text:style-name="P44">PRESTAZIONE ENERGETICA DEGLI EDIFICI <text:s/>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15" draw:style-name="gr1" draw:text-style-name="P49" svg:width="0.553cm" svg:height="0.458cm" draw:control="control16"/><text:tab/></text:p>
          </table:table-cell>
          <table:table-cell table:style-name="Tabella1.A2" office:value-type="string">
            <text:p text:style-name="P22"><draw:control text:anchor-type="as-char" draw:z-index="25" draw:style-name="gr1" draw:text-style-name="P49" svg:width="0.553cm" svg:height="0.458cm" draw:control="control26"/><text:tab/></text:p>
          </table:table-cell>
          <table:table-cell table:style-name="Tabella1.D2" office:value-type="string">
            <text:p text:style-name="P22"><draw:control text:anchor-type="as-char" draw:z-index="26" draw:style-name="gr1" draw:text-style-name="P49" svg:width="0.553cm" svg:height="0.458cm" draw:control="control27"/><text:tab/></text:p>
          </table:table-cell>
        </table:table-row>
        <table:table-row>
          <table:table-cell table:style-name="Tabella1.A2" office:value-type="string">
            <text:list xml:id="list36774135" text:continue-numbering="true" text:style-name="L1">
              <text:list-item>
                <text:p text:style-name="P44">BARRIERE ARCHITETTONICHE 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16" draw:style-name="gr1" draw:text-style-name="P49" svg:width="0.553cm" svg:height="0.458cm" draw:control="control17"/><text:tab/></text:p>
          </table:table-cell>
          <table:table-cell table:style-name="Tabella1.A2" office:value-type="string">
            <text:p text:style-name="P22"><draw:control text:anchor-type="as-char" draw:z-index="27" draw:style-name="gr1" draw:text-style-name="P49" svg:width="0.553cm" svg:height="0.458cm" draw:control="control28"/><text:tab/></text:p>
          </table:table-cell>
          <table:table-cell table:style-name="Tabella1.D2" office:value-type="string">
            <text:p text:style-name="P22"><draw:control text:anchor-type="as-char" draw:z-index="28" draw:style-name="gr1" draw:text-style-name="P49" svg:width="0.553cm" svg:height="0.458cm" draw:control="control29"/><text:tab/></text:p>
          </table:table-cell>
        </table:table-row>
        <table:table-row>
          <table:table-cell table:style-name="Tabella1.A2" office:value-type="string">
            <text:list xml:id="list36767104" text:continue-numbering="true" text:style-name="L1">
              <text:list-item>
                <text:p text:style-name="P44">DOCUMENTAZIONE CATASTALE 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17" draw:style-name="gr1" draw:text-style-name="P49" svg:width="0.553cm" svg:height="0.458cm" draw:control="control18"/><text:tab/></text:p>
          </table:table-cell>
          <table:table-cell table:style-name="Tabella1.A2" office:value-type="string">
            <text:p text:style-name="P22"><draw:control text:anchor-type="as-char" draw:z-index="29" draw:style-name="gr1" draw:text-style-name="P49" svg:width="0.553cm" svg:height="0.458cm" draw:control="control30"/><text:tab/></text:p>
          </table:table-cell>
          <table:table-cell table:style-name="Tabella1.D2" office:value-type="string">
            <text:p text:style-name="P22"><draw:control text:anchor-type="as-char" draw:z-index="30" draw:style-name="gr1" draw:text-style-name="P49" svg:width="0.553cm" svg:height="0.458cm" draw:control="control31"/><text:tab/></text:p>
          </table:table-cell>
        </table:table-row>
        <table:table-row>
          <table:table-cell table:style-name="Tabella1.A2" office:value-type="string">
            <text:list xml:id="list36764507" text:continue-numbering="true" text:style-name="L1">
              <text:list-item>
                <text:p text:style-name="P44">TOPONOMASTICA 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18" draw:style-name="gr1" draw:text-style-name="P49" svg:width="0.553cm" svg:height="0.458cm" draw:control="control19"/><text:tab/></text:p>
          </table:table-cell>
          <table:table-cell table:style-name="Tabella1.A2" office:value-type="string">
            <text:p text:style-name="P22"><draw:control text:anchor-type="as-char" draw:z-index="31" draw:style-name="gr1" draw:text-style-name="P49" svg:width="0.553cm" svg:height="0.458cm" draw:control="control32"/><text:tab/></text:p>
          </table:table-cell>
          <table:table-cell table:style-name="Tabella1.D2" office:value-type="string">
            <text:p text:style-name="P22"><draw:control text:anchor-type="as-char" draw:z-index="32" draw:style-name="gr1" draw:text-style-name="P49" svg:width="0.553cm" svg:height="0.458cm" draw:control="control33"/><text:tab/></text:p>
          </table:table-cell>
        </table:table-row>
        <table:table-row>
          <table:table-cell table:style-name="Tabella1.A2" office:value-type="string">
            <text:list xml:id="list36772951" text:continue-numbering="true" text:style-name="L1">
              <text:list-item>
                <text:p text:style-name="P44">PREVENZIONE INCENDI 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19" draw:style-name="gr1" draw:text-style-name="P49" svg:width="0.553cm" svg:height="0.458cm" draw:control="control20"/><text:tab/></text:p>
          </table:table-cell>
          <table:table-cell table:style-name="Tabella1.A2" office:value-type="string">
            <text:p text:style-name="P22"><draw:control text:anchor-type="as-char" draw:z-index="33" draw:style-name="gr1" draw:text-style-name="P49" svg:width="0.553cm" svg:height="0.458cm" draw:control="control34"/><text:tab/></text:p>
          </table:table-cell>
          <table:table-cell table:style-name="Tabella1.D2" office:value-type="string">
            <text:p text:style-name="P22"><draw:control text:anchor-type="as-char" draw:z-index="34" draw:style-name="gr1" draw:text-style-name="P49" svg:width="0.553cm" svg:height="0.458cm" draw:control="control35"/><text:tab/></text:p>
          </table:table-cell>
        </table:table-row>
        <table:table-row>
          <table:table-cell table:style-name="Tabella1.A2" office:value-type="string">
            <text:list xml:id="list36776689" text:continue-numbering="true" text:style-name="L1">
              <text:list-item>
                <text:p text:style-name="P44">IMPIANTI DI ASCENSORI E MONTACARICHI </text:p>
              </text:list-item>
            </text:list>
          </table:table-cell>
          <table:table-cell table:style-name="Tabella1.A2" office:value-type="string">
            <text:p text:style-name="P22"><draw:control text:anchor-type="as-char" draw:z-index="20" draw:style-name="gr1" draw:text-style-name="P49" svg:width="0.553cm" svg:height="0.458cm" draw:control="control21"/><text:tab/></text:p>
          </table:table-cell>
          <table:table-cell table:style-name="Tabella1.A2" office:value-type="string">
            <text:p text:style-name="P22"><draw:control text:anchor-type="as-char" draw:z-index="35" draw:style-name="gr1" draw:text-style-name="P49" svg:width="0.553cm" svg:height="0.458cm" draw:control="control36"/><text:tab/></text:p>
          </table:table-cell>
          <table:table-cell table:style-name="Tabella1.D2" office:value-type="string">
            <text:p text:style-name="P22"><draw:control text:anchor-type="as-char" draw:z-index="36" draw:style-name="gr1" draw:text-style-name="P49" svg:width="0.553cm" svg:height="0.458cm" draw:control="control37"/><text:tab/></text:p>
          </table:table-cell>
        </table:table-row>
      </table:table>
      <text:p text:style-name="P23">(*) la documentazione è allegata alla file lavori o alla SCA</text:p>
      <text:p text:style-name="P23"><text:soft-page-break/></text:p>
      <text:p text:style-name="P10">SOPRALLUOGO</text:p>
      <text:p text:style-name="P10"/>
      <text:p text:style-name="P24"><text:span text:style-name="T2">Effettuato in data ___________________________ </text:span><text:span text:style-name="T5">(inserire campo sopralluogo se possibile)</text:span></text:p>
      <text:p text:style-name="P19"/>
      <text:p text:style-name="P24"><text:span text:style-name="T2"><draw:control text:anchor-type="as-char" draw:z-index="39" draw:style-name="gr1" draw:text-style-name="P49" svg:width="0.553cm" svg:height="0.458cm" draw:control="control40"/></text:span><text:span text:style-name="T2"> <text:s text:c="5"/>sono stati riscontrati elementi di non conformità/inidoneità degli spazi ai fini della loro agibilità, ovvero: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8">descrizione</text:p>
          </table:table-cell>
          <table:table-cell table:style-name="Tabella3.B1" office:value-type="string">
            <text:p text:style-name="P38">Azioni da intraprendere</text:p>
          </table:table-cell>
        </table:table-row>
        <table:table-row>
          <table:table-cell table:style-name="Tabella3.A2" office:value-type="string">
            <text:p text:style-name="P37"/>
            <text:p text:style-name="P37"/>
            <text:p text:style-name="P37"/>
            <text:p text:style-name="P37"/>
          </table:table-cell>
          <table:table-cell table:style-name="Tabella3.B2" office:value-type="string">
            <text:p text:style-name="P24"><text:span text:style-name="T2"><draw:control text:anchor-type="as-char" draw:z-index="40" draw:style-name="gr1" draw:text-style-name="P49" svg:width="0.553cm" svg:height="0.458cm" draw:control="control41"/></text:span><text:span text:style-name="T2"><text:tab/>Da effettuare nuovo sopralluogo </text:span></text:p>
            <text:p text:style-name="P19"/>
            <text:p text:style-name="P24"><text:span text:style-name="T2"><draw:control text:anchor-type="as-char" draw:z-index="41" draw:style-name="gr1" draw:text-style-name="P49" svg:width="0.553cm" svg:height="0.458cm" draw:control="control42"/></text:span><text:span text:style-name="T2"><text:tab/>inviato con nota prot. ________ del __________ verbale di sopralluogo con indicati gli elementi da conformare </text:span></text:p>
            <text:p text:style-name="P19"/>
            <text:p text:style-name="P24"><text:span text:style-name="T2"><draw:control text:anchor-type="as-char" draw:z-index="42" draw:style-name="gr1" draw:text-style-name="P49" svg:width="0.553cm" svg:height="0.458cm" draw:control="control43"/></text:span><text:span text:style-name="T2"><text:tab/> </text:span></text:p>
          </table:table-cell>
        </table:table-row>
      </table:table>
      <text:p text:style-name="P19"/>
      <text:p text:style-name="P24"><text:span text:style-name="T2"><draw:control text:anchor-type="as-char" draw:z-index="43" draw:style-name="gr1" draw:text-style-name="P49" svg:width="0.553cm" svg:height="0.458cm" draw:control="control44"/></text:span><text:span text:style-name="T2"><text:tab/>nulla da rilevare</text:span></text:p>
      <text:p text:style-name="P26"/>
      <text:p text:style-name="P32">PARTE SECONDA – VERIFICA SUCCESSIVA/FINALE</text:p>
      <text:p text:style-name="P32"/>
      <text:p text:style-name="P10">INTEGRAZIONI </text:p>
      <text:p text:style-name="P18"><text:span text:style-name="T13"><draw:control text:anchor-type="as-char" draw:z-index="0" draw:style-name="gr1" draw:text-style-name="P49" svg:width="0.553cm" svg:height="0.458cm" draw:control="control1"/></text:span><text:span text:style-name="T13"><text:tab/>Non sono state richieste integrazioni</text:span></text:p>
      <text:p text:style-name="P19"><draw:control text:anchor-type="as-char" draw:z-index="1" draw:style-name="gr1" draw:text-style-name="P49" svg:width="0.553cm" svg:height="0.458cm" draw:control="control2"/><text:tab/>Sono state richieste integrazioni</text:p>
      <text:p text:style-name="P24"><text:tab/><text:tab/><text:tab/><text:tab/><text:tab/><text:span text:style-name="T2"><draw:control text:anchor-type="as-char" draw:z-index="2" draw:style-name="gr1" draw:text-style-name="P49" svg:width="0.553cm" svg:height="0.458cm" draw:control="control3"/></text:span><text:span text:style-name="T2"><text:tab/>Integrazioni prodotte con prot_____ del __________ </text:span></text:p>
      <text:p text:style-name="P24"><text:span text:style-name="T2"><text:tab/><text:tab/><text:tab/><text:tab/><text:tab/></text:span><text:span text:style-name="T2"><draw:control text:anchor-type="as-char" draw:z-index="3" draw:style-name="gr1" draw:text-style-name="P49" svg:width="0.553cm" svg:height="0.458cm" draw:control="control4"/></text:span><text:span text:style-name="T2"><text:tab/>Integrazioni prodotte con prot_____ del __________ </text:span></text:p>
      <text:p text:style-name="P21"/>
      <text:p text:style-name="P28"/>
      <text:p text:style-name="P10">EVENTUALE SECONDO SOPRALLUOGO </text:p>
      <text:p text:style-name="P10"/>
      <text:p text:style-name="P25"><text:span text:style-name="T2">Effettuato in data ___________________________ </text:span><text:span text:style-name="T5">(inserire campo sopralluogo se possibile)</text:span><text:span text:style-name="T2">(entro il termine assegnato nel verbale o nella nota)</text:span></text:p>
      <text:p text:style-name="P21"/>
      <text:p text:style-name="P24"><text:span text:style-name="T2"><text:s/></text:span><text:span text:style-name="T4"><draw:control text:anchor-type="as-char" draw:z-index="38" draw:style-name="gr1" draw:text-style-name="P49" svg:width="0.553cm" svg:height="0.458cm" draw:control="control39"/></text:span><text:span text:style-name="T4"><text:tab/></text:span><text:span text:style-name="T2">sono stati <text:s/>rimossi/risolti gli elementi di non conformità/inidoneità degli spazi ai fini della loro agibilità <text:s/></text:span></text:p>
      <text:p text:style-name="P25"><text:span text:style-name="T2"><draw:control text:anchor-type="as-char" draw:z-index="37" draw:style-name="gr1" draw:text-style-name="P49" svg:width="0.553cm" svg:height="0.458cm" draw:control="control38"/></text:span><text:span text:style-name="T2"><text:tab/>non sono stati <text:s/>rimossi/risolti gli elementi di non conformità/inidoneità degli spazi ai fini della loro agibilità in quanto: </text:span></text:p>
      <text:p text:style-name="P29"/>
      <text:p text:style-name="P33"/>
      <text:p text:style-name="P33">EVENTUALE SANZIONE <text:s text:c="2"/><text:span text:style-name="T3">Versata <text:s/>in data ___________________________ </text:span></text:p>
      <text:p text:style-name="P46"/>
      <text:p text:style-name="P48">ANNOTAZIONI</text:p>
      <text:p text:style-name="P46">_______________________________________________________________________________________</text:p>
      <text:p text:style-name="P47"><text:s/></text:p>
      <text:p text:style-name="P47"/>
      <text:p text:style-name="P33">Per quanto sopra riportato la SCA di cui all'oggetto può essere conservata in atti nel seguente stato:</text:p>
      <text:p text:style-name="P21"><draw:control text:anchor-type="as-char" draw:z-index="9" draw:style-name="gr1" draw:text-style-name="P49" svg:width="0.553cm" svg:height="0.458cm" draw:control="control10"/><text:tab/>Efficace <text:s/></text:p>
      <text:p text:style-name="P18"><text:span text:style-name="T14"><draw:control text:anchor-type="as-char" draw:z-index="10" draw:style-name="gr1" draw:text-style-name="P49" svg:width="0.553cm" svg:height="0.458cm" draw:control="control11"/></text:span><text:span text:style-name="T14"><text:tab/>ALTRO (SPECIFICARE) ___________________________________________________________</text:span></text:p>
      <text:p text:style-name="P12"/>
      <text:p text:style-name="P12">Data __________________</text:p>
      <text:p text:style-name="P1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3"><text:s/>L'Istruttore tecnico</text:p>
            <text:p text:style-name="P13">[istruttore_tecnico]</text:p>
            <text:p text:style-name="P13"/>
          </table:table-cell>
          <table:table-cell table:style-name="Tabella10.A1" office:value-type="string">
            <text:p text:style-name="P13">Il responsabile del procedimento</text:p>
            <text:p text:style-name="P13">[responsabile_procedimento]</text:p>
          </table:table-cell>
        </table:table-row>
        <table:table-row>
          <table:table-cell table:style-name="Tabella10.A1" office:value-type="string">
            <text:p text:style-name="P15">IL RESPONSABILE DEL SERVIZIO </text:p>
          </table:table-cell>
          <table:table-cell table:style-name="Tabella10.A1" office:value-type="string">
            <text:p text:style-name="P15">Visto </text:p>
            <text:p text:style-name="P15">il dirigente</text:p>
          </table:table-cell>
        </table:table-row>
      </table:table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T1" style:family="text">
      <style:text-properties style:font-name="Zurich XBlk BT"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0.953cm" fo:margin-bottom="0.81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005cm" fo:margin-bottom="0.89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svg:height="0.953cm" fo:margin-left="0cm" fo:margin-right="0cm" fo:margin-bottom="0cm" style:dynamic-spacing="true"/>
      </style:header-style>
      <style:footer-style>
        <style:header-footer-properties svg:height="0.87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o: [onload.responsabile_procedimento]</text:span></text:span></text:p>
      </style:footer>
    </style:master-page>
    <style:master-page style:name="MPF0" style:page-layout-name="Mpm3" style:next-style-name="MP0">
      <style:header>
        <text:p text:style-name="MP3"/>
      </style:header>
      <style:footer>
        <text:p text:style-name="MP1">Istruttore tecnico: [onload.istruttore_tecnico]</text:p>
        <text:p text:style-name="MP2">Responsabile del procedimento: [onload.responsabile_procediment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Claudio</meta:initial-creator>
    <meta:creation-date>2014-01-26T19:11:00Z</meta:creation-date>
    <dc:date>2019-07-09T16:56:35.61</dc:date>
    <meta:print-date>1998-05-22T16:21:00Z</meta:print-date>
    <meta:editing-cycles>40</meta:editing-cycles>
    <meta:editing-duration>P3DT14H26M12S</meta:editing-duration>
    <meta:document-statistic meta:table-count="5" meta:image-count="0" meta:object-count="0" meta:page-count="3" meta:paragraph-count="97" meta:word-count="362" meta:character-count="3256"/>
    <meta:template xlink:type="simple" xlink:actuate="onRequest" xlink:title="" xlink:href="../../../../amarino/AppData/AppData/AppData/Local/Temp/prova.odt/revoca%20sospensione%20dia%20dopo%20pareri%20.dot"/>
  </office:meta>
</office:document-meta>
</file>